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5bc3" officeooo:paragraph-rsid="00135b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ktéři</text:p>
      <text:p text:style-name="P1">Uživatel</text:p>
      <text:p text:style-name="P1">Admin</text:p>
      <text:p text:style-name="P1"/>
      <text:p text:style-name="P1">Případy užití – uživatel</text:p>
      <text:p text:style-name="P1">Přihlásit / odhlásit</text:p>
      <text:p text:style-name="P1">Zobrazit seznam firem (v hlavním okně, bude uložen v bin formě)</text:p>
      <text:p text:style-name="P1">Vložit novou firmu (nový form)</text:p>
      <text:p text:style-name="P1">Upravit detail firmy (přímo v tabulce – data binding)</text:p>
      <text:p text:style-name="P1">Smazat firmu</text:p>
      <text:p text:style-name="P1"/>
      <text:p text:style-name="P1">Případy užití – admin</text:p>
      <text:p text:style-name="P1">vše co uživatel </text:p>
      <text:p text:style-name="P1">Přidat / Odstranit / Smazat uživatele</text:p>
      <text:p text:style-name="P1">Vytvořit zálohu (XML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H12M28S</meta:editing-duration>
    <meta:editing-cycles>3</meta:editing-cycles>
    <meta:generator>LibreOffice/4.4.3.2$Windows_x86 LibreOffice_project/88805f81e9fe61362df02b9941de8e38a9b5fd16</meta:generator>
    <dc:date>2015-11-10T17:05:56.189000000</dc:date>
    <meta:document-statistic meta:table-count="0" meta:image-count="0" meta:object-count="0" meta:page-count="1" meta:paragraph-count="13" meta:word-count="50" meta:character-count="316" meta:non-whitespace-character-count="275"/>
    <meta:user-defined meta:name="Info 1"/>
    <meta:user-defined meta:name="Info 2"/>
    <meta:user-defined meta:name="Info 3"/>
    <meta:user-defined meta:name="Info 4"/>
  </office:meta>
</office:document-meta>
</file>